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21.642cm" svg:height="9.004cm" svg:x="13.904cm" svg:y="1.461cm">
            <draw:object draw:notify-on-update-of-ranges="Sheet1.A3:Sheet1.A13 Sheet1.B3:Sheet1.B13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  <table:table-cell table:style-name="Default" office:value-type="string" calcext:value-type="string">
            <text:p>Speed %</text:p>
          </table:table-cell>
          <table:table-cell table:style-name="Default" office:value-type="string" calcext:value-type="string">
            <text:p>SLOC %</text:p>
          </table:table-cell>
        </table:table-row>
        <table:table-row table:style-name="ro1">
          <table:table-cell office:value-type="string" calcext:value-type="string">
            <text:p>Ruby 2.6.1</text:p>
          </table:table-cell>
          <table:table-cell table:formula="of:=AVERAGE(254; 257; 258; 257; 258)" office:value-type="float" office:value="256.8" calcext:value-type="float">
            <text:p>256.8</text:p>
          </table:table-cell>
          <table:table-cell office:value-type="float" office:value="114" calcext:value-type="float">
            <text:p>114</text:p>
          </table:table-cell>
          <table:table-cell table:formula="of:=[.B3]/MIN([.$B$3:.$B$13])" office:value-type="float" office:value="85.6" calcext:value-type="float">
            <text:p>85.60</text:p>
          </table:table-cell>
          <table:table-cell table:formula="of:=[.C3]/MIN([.$C$3:.$C$13])" office:value-type="float" office:value="1.35714285714286" calcext:value-type="float">
            <text:p>1.36</text:p>
          </table:table-cell>
        </table:table-row>
        <table:table-row table:style-name="ro1">
          <table:table-cell office:value-type="string" calcext:value-type="string">
            <text:p>Ruby 2.7.0</text:p>
          </table:table-cell>
          <table:table-cell table:formula="of:=AVERAGE(287;286;284;283;282)" office:value-type="float" office:value="284.4" calcext:value-type="float">
            <text:p>284.4</text:p>
          </table:table-cell>
          <table:table-cell office:value-type="float" office:value="114" calcext:value-type="float">
            <text:p>114</text:p>
          </table:table-cell>
          <table:table-cell table:formula="of:=[.B4]/MIN([.$B$3:.$B$13])" office:value-type="float" office:value="94.8" calcext:value-type="float">
            <text:p>94.80</text:p>
          </table:table-cell>
          <table:table-cell table:formula="of:=[.C4]/MIN([.$C$3:.$C$13])" office:value-type="float" office:value="1.35714285714286" calcext:value-type="float">
            <text:p>1.36</text:p>
          </table:table-cell>
        </table:table-row>
        <table:table-row table:style-name="ro1">
          <table:table-cell office:value-type="string" calcext:value-type="string">
            <text:p>Truffle Ruby</text:p>
          </table:table-cell>
          <table:table-cell table:formula="of:=AVERAGE(126;133;137;137;137)"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table:formula="of:=[.B5]/MIN([.$B$3:.$B$13])" office:value-type="float" office:value="44.6666666666667" calcext:value-type="float">
            <text:p>44.67</text:p>
          </table:table-cell>
          <table:table-cell table:formula="of:=[.C5]/MIN([.$C$3:.$C$13])" office:value-type="float" office:value="1.35714285714286" calcext:value-type="float">
            <text:p>1.36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formula="of:=AVERAGE(39;42;43;45;71)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formula="of:=[.B6]/MIN([.$B$3:.$B$13])" office:value-type="float" office:value="16" calcext:value-type="float">
            <text:p>16.00</text:p>
          </table:table-cell>
          <table:table-cell table:formula="of:=[.C6]/MIN([.$C$3:.$C$13])" office:value-type="float" office:value="1.44047619047619" calcext:value-type="float">
            <text:p>1.44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AVERAGE(98;103;106;104;104)"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[.B7]/MIN([.$B$3:.$B$13])" office:value-type="float" office:value="34.3333333333333" calcext:value-type="float">
            <text:p>34.33</text:p>
          </table:table-cell>
          <table:table-cell table:formula="of:=[.C7]/MIN([.$C$3:.$C$13])" office:value-type="float" office:value="1.27380952380952" calcext:value-type="float">
            <text:p>1.27</text:p>
          </table:table-cell>
        </table:table-row>
        <table:table-row table:style-name="ro1">
          <table:table-cell office:value-type="string" calcext:value-type="string">
            <text:p>Java (Spring)</text:p>
          </table:table-cell>
          <table:table-cell table:formula="of:=AVERAGE(163;120;104;106;107)" office:value-type="float" office:value="120" calcext:value-type="float">
            <text:p>120</text:p>
          </table:table-cell>
          <table:table-cell table:formula="of:=66+117+107+34+53" office:value-type="float" office:value="377" calcext:value-type="float">
            <text:p>377</text:p>
          </table:table-cell>
          <table:table-cell table:formula="of:=[.B8]/MIN([.$B$3:.$B$13])" office:value-type="float" office:value="40" calcext:value-type="float">
            <text:p>40.00</text:p>
          </table:table-cell>
          <table:table-cell table:formula="of:=[.C8]/MIN([.$C$3:.$C$13])" office:value-type="float" office:value="4.48809523809524" calcext:value-type="float">
            <text:p>4.49</text:p>
          </table:table-cell>
        </table:table-row>
        <table:table-row table:style-name="ro1">
          <table:table-cell office:value-type="string" calcext:value-type="string">
            <text:p>Jave (pure)</text:p>
          </table:table-cell>
          <table:table-cell table:formula="of:=AVERAGE(82;83;82;83;82)" office:value-type="float" office:value="82.4" calcext:value-type="float">
            <text:p>82.4</text:p>
          </table:table-cell>
          <table:table-cell office:value-type="float" office:value="125" calcext:value-type="float">
            <text:p>125</text:p>
          </table:table-cell>
          <table:table-cell table:formula="of:=[.B9]/MIN([.$B$3:.$B$13])" office:value-type="float" office:value="27.4666666666667" calcext:value-type="float">
            <text:p>27.47</text:p>
          </table:table-cell>
          <table:table-cell table:formula="of:=[.C9]/MIN([.$C$3:.$C$13])" office:value-type="float" office:value="1.48809523809524" calcext:value-type="float">
            <text:p>1.49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AVERAGE(68;68;61;63;62)" office:value-type="float" office:value="64.4" calcext:value-type="float">
            <text:p>64.4</text:p>
          </table:table-cell>
          <table:table-cell office:value-type="float" office:value="131" calcext:value-type="float">
            <text:p>131</text:p>
          </table:table-cell>
          <table:table-cell table:formula="of:=[.B10]/MIN([.$B$3:.$B$13])" office:value-type="float" office:value="21.4666666666667" calcext:value-type="float">
            <text:p>21.47</text:p>
          </table:table-cell>
          <table:table-cell table:formula="of:=[.C10]/MIN([.$C$3:.$C$13])" office:value-type="float" office:value="1.55952380952381" calcext:value-type="float">
            <text:p>1.56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formula="of:=[.B11]/MIN([.$B$3:.$B$13])" office:value-type="float" office:value="1" calcext:value-type="float">
            <text:p>1.00</text:p>
          </table:table-cell>
          <table:table-cell table:formula="of:=[.C11]/MIN([.$C$3:.$C$13])" office:value-type="float" office:value="2.85714285714286" calcext:value-type="float">
            <text:p>2.86</text:p>
          </table:table-cell>
        </table:table-row>
        <table:table-row table:style-name="ro1">
          <table:table-cell office:value-type="string" calcext:value-type="string">
            <text:p>Python 3.8</text:p>
          </table:table-cell>
          <table:table-cell table:formula="of:=AVERAGE(273;264;267;266;266)" office:value-type="float" office:value="267.2" calcext:value-type="float">
            <text:p>267.2</text:p>
          </table:table-cell>
          <table:table-cell office:value-type="float" office:value="84" calcext:value-type="float">
            <text:p>84</text:p>
          </table:table-cell>
          <table:table-cell table:formula="of:=[.B12]/MIN([.$B$3:.$B$13])" office:value-type="float" office:value="89.0666666666667" calcext:value-type="float">
            <text:p>89.07</text:p>
          </table:table-cell>
          <table:table-cell table:formula="of:=[.C12]/MIN([.$C$3:.$C$13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AVERAGE(78;62;62;69;68)" office:value-type="float" office:value="67.8" calcext:value-type="float">
            <text:p>67.8</text:p>
          </table:table-cell>
          <table:table-cell office:value-type="float" office:value="136" calcext:value-type="float">
            <text:p>136</text:p>
          </table:table-cell>
          <table:table-cell table:formula="of:=[.B13]/MIN([.$B$3:.$B$13])" office:value-type="float" office:value="22.6" calcext:value-type="float">
            <text:p>22.60</text:p>
          </table:table-cell>
          <table:table-cell table:formula="of:=[.C13]/MIN([.$C$3:.$C$13])" office:value-type="float" office:value="1.61904761904762" calcext:value-type="float">
            <text:p>1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6:47:58.80526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18T06:52:20.058102527</meta:creation-date>
    <dc:date>2020-05-10T17:10:14.616950696</dc:date>
    <meta:editing-duration>PT15H32M49S</meta:editing-duration>
    <meta:editing-cycles>15</meta:editing-cycles>
    <meta:generator>LibreOffice/6.4.3.2$Linux_X86_64 LibreOffice_project/40$Build-2</meta:generator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minimum="40" chart:maximum="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43cm" svg:height="9.005cm" xlink:href=".." xlink:type="simple" chart:class="chart:scatter" chart:style-name="ch1">
        <chart:plot-area chart:style-name="ch2" table:cell-range-address="Sheet1.A3:Sheet1.C13" chart:data-source-has-labels="column" svg:x="1.443cm" svg:y="0.18cm" svg:width="19.768cm" svg:height="7.664cm">
          <chartooo:coordinate-region svg:x="2.25cm" svg:y="0.379cm" svg:width="18.681cm" svg:height="6.818cm"/>
          <chart:axis chart:dimension="x" chart:name="primary-x" chart:style-name="ch3" chartooo:axis-type="auto">
            <chart:title svg:x="10.436cm" svg:y="8.024cm" chart:style-name="ch4">
              <text:p>Speed (ms)</text:p>
            </chart:title>
            <chart:categories table:cell-range-address="Sheet1.A3:Sheet1.A13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485cm" chart:style-name="ch8">
              <text:p>SLoC as per Github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C3:Sheet1.C13" chart:class="chart:scatter">
            <chart:domain table:cell-range-address="Sheet1.B3:Sheet1.B13"/>
            <chart:data-point chart:repeated="4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 2.6.1</text:p>
                <draw:g>
                  <svg:desc>Sheet1.A3:Sheet1.A13</svg:desc>
                </draw:g>
              </table:table-cell>
              <table:table-cell office:value-type="float" office:value="256.8">
                <text:p>256.8</text:p>
                <draw:g>
                  <svg:desc>Sheet1.B3:Sheet1.B13</svg:desc>
                </draw:g>
              </table:table-cell>
              <table:table-cell office:value-type="float" office:value="114">
                <text:p>114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Ruby 2.7.0</text:p>
              </table:table-cell>
              <table:table-cell office:value-type="float" office:value="284.4">
                <text:p>284.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Truffle Ruby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48">
                <text:p>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 (Spring)</text:p>
              </table:table-cell>
              <table:table-cell office:value-type="float" office:value="120">
                <text:p>12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Jave (pure)</text:p>
              </table:table-cell>
              <table:table-cell office:value-type="float" office:value="82.4">
                <text:p>82.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64.4">
                <text:p>6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">
                <text:p>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ython 3.8</text:p>
              </table:table-cell>
              <table:table-cell office:value-type="float" office:value="267.2">
                <text:p>267.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7.8">
                <text:p>67.8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